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9f969"/>
    </style:style>
    <style:style style:name="P2" style:family="paragraph" style:parent-style-name="Standard" style:list-style-name="L1">
      <style:text-properties officeooo:rsid="00177ac6" officeooo:paragraph-rsid="00177ac6"/>
    </style:style>
    <style:style style:name="P3" style:family="paragraph" style:parent-style-name="Standard" style:list-style-name="L1">
      <style:text-properties officeooo:rsid="00196184" officeooo:paragraph-rsid="00196184"/>
    </style:style>
    <style:style style:name="P4" style:family="paragraph" style:parent-style-name="Standard">
      <style:text-properties officeooo:rsid="00196184" officeooo:paragraph-rsid="00196184"/>
    </style:style>
    <style:style style:name="P5" style:family="paragraph" style:parent-style-name="Standard" style:list-style-name="L1">
      <style:text-properties officeooo:rsid="0019f969" officeooo:paragraph-rsid="0019f969"/>
    </style:style>
    <style:style style:name="P6" style:family="paragraph" style:parent-style-name="Standard">
      <style:text-properties officeooo:rsid="0019f969" officeooo:paragraph-rsid="0019f969"/>
    </style:style>
    <style:style style:name="T1" style:family="text">
      <style:text-properties officeooo:rsid="0019f969"/>
    </style:style>
    <style:style style:name="T2" style:family="text">
      <style:text-properties officeooo:rsid="001cc68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35866735" text:style-name="L1">
        <text:list-item>
          <text:p text:style-name="P2"/>
          <text:p text:style-name="P2">[1<text:tab/>0<text:tab/>0<text:tab/>0]</text:p>
          <text:p text:style-name="P2">[0<text:tab/>1<text:tab/>0<text:tab/>0]</text:p>
          <text:p text:style-name="P2">[0<text:tab/>0<text:tab/>1<text:tab/>0]</text:p>
          <text:p text:style-name="P2">[4<text:tab/>0<text:tab/>-9<text:tab/>1]</text:p>
        </text:list-item>
        <text:list-item>
          <text:p text:style-name="P3"/>
          <text:p text:style-name="P3">[x + bx<text:tab/><text:tab/>y + by<text:tab/><text:tab/>z + bz<text:tab/><text:tab/>1]</text:p>
        </text:list-item>
      </text:list>
      <text:p text:style-name="P4"/>
      <text:list xml:id="list203730749800836" text:continue-numbering="true" text:style-name="L1">
        <text:list-item>
          <text:list>
            <text:list-item>
              <text:p text:style-name="P5">Sim.</text:p>
            </text:list-item>
            <text:list-item>
              <text:p text:style-name="P5">Não.</text:p>
            </text:list-item>
          </text:list>
        </text:list-item>
      </text:list>
      <text:p text:style-name="P6"/>
      <text:list xml:id="list203730676105771" text:continue-numbering="true" text:style-name="L1">
        <text:list-header>
          <text:p text:style-name="P3">[1<text:tab/><text:tab/>1<text:tab/><text:tab/>1<text:tab/><text:tab/>0]</text:p>
        </text:list-header>
      </text:list>
      <text:p text:style-name="P4"/>
      <text:list xml:id="list203730890330207" text:continue-list="list203730676105771" text:style-name="L1">
        <text:list-item>
          <text:list>
            <text:list-item text:start-value="1">
              <text:p text:style-name="P1"><text:span text:style-name="T1">Não.</text:span></text:p>
            </text:list-item>
            <text:list-item>
              <text:p text:style-name="P5"><text:span text:style-name="T2">Não</text:span>.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5T20:22:01.962000000</meta:creation-date>
    <dc:date>2022-09-25T20:37:28.764000000</dc:date>
    <meta:editing-duration>PT15M24S</meta:editing-duration>
    <meta:editing-cycles>5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12" meta:word-count="40" meta:character-count="104" meta:non-whitespace-character-count="74"/>
  </office:meta>
</office:document-meta>
</file>